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apple-system" svg:font-family="apple-system, BlinkMacSystemFont, 'Segoe UI', Roboto, 'Helvetica Neue', Arial, 'Apple Color Emoji', 'Segoe UI Emoji', 'Segoe UI Symbol', sans-serif"/>
  </office:font-face-decls>
  <office:automatic-styles>
    <style:style style:name="P1" style:family="paragraph" style:parent-style-name="Heading_20_1">
      <style:paragraph-properties fo:margin-left="0cm" fo:margin-right="0cm" fo:margin-top="0cm" fo:margin-bottom="0cm" style:contextual-spacing="false" fo:line-height="125%" fo:orphans="2" fo:widows="2" fo:text-indent="0cm" style:auto-text-indent="false"/>
      <style:text-properties fo:font-variant="normal" fo:text-transform="none" style:use-window-font-color="true" loext:opacity="0%" style:font-name="apple-system" fo:letter-spacing="normal" fo:font-style="normal" fo:font-weight="normal"/>
    </style:style>
    <style:style style:name="P2" style:family="paragraph" style:parent-style-name="Standard">
      <style:text-properties style:use-window-font-color="true" loext:opacity="0%"/>
    </style:style>
    <style:style style:name="P3" style:family="paragraph" style:parent-style-name="Text_20_body">
      <style:paragraph-properties fo:margin-left="0cm" fo:margin-right="0cm" fo:margin-top="0cm" fo:margin-bottom="0cm" style:contextual-spacing="false" fo:orphans="2" fo:widows="2" fo:text-indent="0cm" style:auto-text-indent="false"/>
    </style:style>
    <style:style style:name="P4" style:family="paragraph" style:parent-style-name="Text_20_body" style:list-style-name="L1">
      <style:paragraph-properties fo:margin-top="0cm" fo:margin-bottom="0cm" style:contextual-spacing="false" fo:orphans="2" fo:widows="2"/>
      <style:text-properties fo:font-variant="normal" fo:text-transform="none" style:use-window-font-color="true" loext:opacity="0%" style:font-name="apple-system" fo:font-size="10.5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pple-system" fo:font-size="10.5pt" fo:letter-spacing="normal" fo:font-style="normal" fo:font-weight="normal"/>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apple-system" fo:font-size="10.5pt" fo:letter-spacing="normal" fo:font-style="normal" fo:font-weight="normal"/>
    </style:style>
    <style:style style:name="P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style:use-window-font-color="true" loext:opacity="0%" style:font-name="apple-system" fo:font-size="10.5pt" fo:letter-spacing="normal" fo:font-style="normal" fo:font-weight="normal"/>
    </style:style>
    <style:style style:name="P8" style:family="paragraph" style:parent-style-name="Text_20_body" style:list-style-name="L2">
      <style:paragraph-properties fo:margin-top="0cm" fo:margin-bottom="0cm" style:contextual-spacing="false" fo:orphans="2" fo:widows="2"/>
      <style:text-properties fo:font-variant="normal" fo:text-transform="none" style:use-window-font-color="true" loext:opacity="0%" style:font-name="apple-system" fo:font-size="10.5pt" fo:letter-spacing="normal" fo:font-style="normal" fo:font-weight="normal"/>
    </style:style>
    <style:style style:name="P9" style:family="paragraph" style:parent-style-name="Text_20_body">
      <style:text-properties fo:font-variant="normal" fo:text-transform="none" style:use-window-font-color="true" loext:opacity="0%" style:font-name="apple-system" fo:font-size="10.5pt" fo:letter-spacing="normal" fo:font-style="normal" fo:font-weight="normal"/>
    </style:style>
    <style:style style:name="T1" style:family="text">
      <style:text-properties fo:font-variant="normal" fo:text-transform="none" fo:color="#f2f2f2" loext:opacity="100%"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fo:font-weight="normal"/>
    </style:style>
    <style:style style:name="T3" style:family="text">
      <style:text-properties fo:font-variant="normal" fo:text-transform="none" fo:color="#000000" loext:opacity="100%" style:font-name="apple-system" fo:font-size="10.5pt" fo:letter-spacing="normal" fo:font-style="normal" fo:font-weight="normal"/>
    </style:style>
    <style:style style:name="T4" style:family="text">
      <style:text-properties fo:font-variant="normal" fo:text-transform="none" style:use-window-font-color="true" loext:opacity="0%" style:font-name="apple-system" fo:font-size="10.5pt" fo:letter-spacing="normal" fo:font-style="normal" fo:font-weight="normal"/>
    </style:style>
    <style:style style:name="T5" style:family="text">
      <style:text-properties fo:font-variant="normal" fo:text-transform="none" style:use-window-font-color="true" loext:opacity="0%" style:font-name="apple-system" fo:font-size="10.5pt" fo:letter-spacing="normal" fo:font-style="normal" fo:font-weight="normal" officeooo:rsid="00099bdd"/>
    </style:style>
    <style:style style:name="T6" style:family="text">
      <style:text-properties officeooo:rsid="00099bd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assed!</text:h>
      <text:p text:style-name="P3"><text:span text:style-name="Emphasis"><text:span text:style-name="Strong_20_Emphasis"><text:span text:style-name="T4">Studied for 4-5 months and used the following resources:</text:span></text:span></text:span></text:p>
      <text:list text:style-name="L1">
        <text:list-item>
          <text:p text:style-name="P4">Official Cert Guide by Wendall Odom (Read completely)</text:p>
        </text:list-item>
        <text:list-item>
          <text:p text:style-name="P4">Jeremy's IT Lab through Udemy (Videos + Labs)</text:p>
        </text:list-item>
        <text:list-item>
          <text:p text:style-name="P4">Boson ExSim (Took each exam twice)</text:p>
        </text:list-item>
        <text:list-item>
          <text:p text:style-name="P4">Packet Tracer</text:p>
        </text:list-item>
        <text:list-item>
          <text:p text:style-name="P4">Youtube/Google</text:p>
        </text:list-item>
      </text:list>
      <text:p text:style-name="P5">I would say the test felt easier than Boson exams but that's just me. If I could go back I would lab more and take more written notes.</text:p>
      <text:p text:style-name="P5">CCNA exam was 103 questions with 2 labs. One of the labs was configuring VLANS which was easy. The other I skipped entirely because the lab wanted me to configure dynamic NAT, SSH, NTP and one other thing. It was too much for me to figure out with 20ish questions left and 25 mins on the clock. Also I felt like my weakest area was wireless which they had a good amount of questions on.</text:p>
      <text:p text:style-name="P3"><text:span text:style-name="Emphasis"><text:span text:style-name="Strong_20_Emphasis"><text:span text:style-name="T4">Score Breakdown was… </text:span></text:span></text:span><text:span text:style-name="Emphasis"><text:span text:style-name="Strong_20_Emphasis"><text:span text:style-name="T5">66.1%</text:span></text:span></text:span></text:p>
      <text:list text:style-name="L2">
        <text:list-item>
          <text:p text:style-name="P8">Network Fundamentals: 80%</text:p>
        </text:list-item>
        <text:list-item>
          <text:p text:style-name="P8">Network Access: 55%</text:p>
        </text:list-item>
        <text:list-item>
          <text:p text:style-name="P8">IP Connectivity: 80%</text:p>
        </text:list-item>
        <text:list-item>
          <text:p text:style-name="P8">IP Services: 50%</text:p>
        </text:list-item>
        <text:list-item>
          <text:p text:style-name="P8">Security Fundamentals 47%</text:p>
        </text:list-item>
        <text:list-item>
          <text:p text:style-name="P8">Automation and Programmability: 70%</text:p>
        </text:list-item>
      </text:list>
      <text:p text:style-name="P5">Not the greatest scores around but a pass is a pass. Hope this helps someone in passing there CCNA!</text:p>
      <text:p text:style-name="P6">Prior Experience/Certifications: Network+, Security+ and less than a year of System administration.</text:p>
      <text:p text:style-name="P9"/>
      <text:p text:style-name="P9">I passed!!! Almost no prior networking knowledge, studied for 4 weeks.</text:p>
      <text:p text:style-name="P6">This were my scores: <text:span text:style-name="T6">69%</text:span><text:line-break/>- Network Fundamentals - 55%<text:line-break/>- Network Access - 60%<text:line-break/>- IP Connectivity - 88%<text:line-break/>- IP Services - 70%<text:line-break/>- Security Fundamentals - 60%<text:line-break/>- Automation and Programmability - 80%</text:p>
      <text:p text:style-name="P2"/>
      <text:p text:style-name="P7">Like, say there's a question that asks what is enabled when you issue the ntp server command from global conf mode, I would of course read the explanation and try out the commands in packet tracer. Google for labs on setting up ntp server and just practice.</text:p>
      <text:p text:style-name="P5">I was worried the exam would ask for commands like which one of these is right. I did get a couple of these type of questions.</text:p>
      <text:p text:style-name="P5"><text:soft-page-break/>ntp authentication-key 1 md5 password</text:p>
      <text:p text:style-name="P6">ntp authentication key 1 md5 password</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apple-system" svg:font-family="apple-system, BlinkMacSystemFont, 'Segoe UI', Roboto, 'Helvetica Neue', Arial, 'Apple Color Emoji', 'Segoe UI Emoji', 'Segoe UI Symbo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5T15:14:57.862253513</meta:creation-date>
    <dc:date>2023-07-06T12:07:57.971317270</dc:date>
    <meta:editing-duration>PT20H53M</meta:editing-duration>
    <meta:editing-cycles>2</meta:editing-cycles>
    <meta:generator>LibreOffice/7.5.3.2$Linux_X86_64 LibreOffice_project/50$Build-2</meta:generator>
    <meta:document-statistic meta:table-count="0" meta:image-count="0" meta:object-count="0" meta:page-count="2" meta:paragraph-count="24" meta:word-count="334" meta:character-count="1833" meta:non-whitespace-character-count="1534"/>
  </office:meta>
</office:document-meta>
</file>